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unting-pypy" table:style-name="ta1">
        <table:shapes>
          <draw:frame draw:z-index="0" draw:style-name="gr1" draw:text-style-name="P1" svg:width="250.54mm" svg:height="122.12mm" svg:x="16.6mm" svg:y="181.39mm">
            <loext:p draw:notify-on-update-of-ranges="'counting-pypy'.A3:'counting-pypy'.A8 'counting-pypy'.D3:'counting-pypy'.D8 'counting-pypy'.G3:'counting-pypy'.G8 'counting-pypy'.J3:'counting-pypy'.J8 'counting-pypy'.K3:'counting-pypy'.K8 'counting-pypy'.L3:'counting-pypy'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4.41mm" svg:height="98.96mm" svg:x="26.51mm" svg:y="318.85mm">
            <loext:p draw:notify-on-update-of-ranges="'counting-pypy'.A8:'counting-pypy'.A8 'counting-pypy'.D1:'counting-pypy'.K10485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2.36mm" svg:height="108.62mm" svg:x="14.99mm" svg:y="59.23mm">
            <loext:p draw:notify-on-update-of-ranges="'counting-pypy'.A3:'counting-pypy'.A8 'counting-pypy'.D3:'counting-pypy'.D8 'counting-pypy'.G3:'counting-pypy'.G8 'counting-pypy'.J3:'counting-pypy'.J8 'counting-pypy'.K3:'counting-pypy'.K8 'counting-pypy'.L3:'counting-pypy'.L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2.98mm" svg:height="125.94mm" svg:x="16.83mm" svg:y="433.73mm">
            <loext:p draw:notify-on-update-of-ranges="'counting-pypy'.A3:'counting-pypy'.A8 'counting-pypy'.B3:'counting-pypy'.B8 'counting-pypy'.C3:'counting-pypy'.C8 'counting-pypy'.D3:'counting-pypy'.D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Pypy</text:p>
          </table:table-cell>
          <table:table-cell table:number-columns-repeated="2"/>
          <table:table-cell office:value-type="string" calcext:value-type="string">
            <text:p>Python 2</text:p>
          </table:table-cell>
          <table:table-cell table:number-columns-repeated="2"/>
          <table:table-cell office:value-type="string" calcext:value-type="string">
            <text:p>Python 3</text:p>
          </table:table-cell>
          <table:table-cell table:number-columns-repeated="2"/>
          <table:table-cell office:value-type="string" calcext:value-type="string">
            <text:p>AgentSpirit</text:p>
          </table:table-cell>
          <table:table-cell office:value-type="string" calcext:value-type="string">
            <text:p>Jason 1.4.2</text:p>
          </table:table-cell>
        </table:table-row>
        <table:table-row table:style-name="ro1">
          <table:table-cell office:value-type="string" calcext:value-type="string">
            <text:p>counting.asl agent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xec</text:p>
          </table:table-cell>
          <table:table-cell table:number-columns-repeated="3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77897644043" calcext:value-type="float">
            <text:p>0,0097789764</text:p>
          </table:table-cell>
          <table:table-cell office:value-type="float" office:value="0.00125002861023" calcext:value-type="float">
            <text:p>0,0012500286</text:p>
          </table:table-cell>
          <table:table-cell office:value-type="float" office:value="0.0110290050507" calcext:value-type="float">
            <text:p>0,0110290051</text:p>
          </table:table-cell>
          <table:table-cell office:value-type="float" office:value="0.00334000587463" calcext:value-type="float">
            <text:p>0,0033400059</text:p>
          </table:table-cell>
          <table:table-cell office:value-type="float" office:value="0.000612020492554" calcext:value-type="float">
            <text:p>0,0006120205</text:p>
          </table:table-cell>
          <table:table-cell office:value-type="float" office:value="0.00395202636719" calcext:value-type="float">
            <text:p>0,0039520264</text:p>
          </table:table-cell>
          <table:table-cell office:value-type="float" office:value="0.0033564567565918" calcext:value-type="float">
            <text:p>0,0033564568</text:p>
          </table:table-cell>
          <table:table-cell office:value-type="float" office:value="0.000497102737426758" calcext:value-type="float">
            <text:p>0,0004971027</text:p>
          </table:table-cell>
          <table:table-cell office:value-type="float" office:value="0.00385355949401855" calcext:value-type="float">
            <text:p>0,00385355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2940807343" calcext:value-type="float">
            <text:p>0,0842940807</text:p>
          </table:table-cell>
          <table:table-cell office:value-type="float" office:value="0.0107939243317" calcext:value-type="float">
            <text:p>0,0107939243</text:p>
          </table:table-cell>
          <table:table-cell office:value-type="float" office:value="0.0950880050659" calcext:value-type="float">
            <text:p>0,0950880051</text:p>
          </table:table-cell>
          <table:table-cell office:value-type="float" office:value="0.0119371414185" calcext:value-type="float">
            <text:p>0,0119371414</text:p>
          </table:table-cell>
          <table:table-cell office:value-type="float" office:value="0.00438785552979" calcext:value-type="float">
            <text:p>0,0043878555</text:p>
          </table:table-cell>
          <table:table-cell office:value-type="float" office:value="0.0163249969482" calcext:value-type="float">
            <text:p>0,0163249969</text:p>
          </table:table-cell>
          <table:table-cell office:value-type="float" office:value="0.0112535953521729" calcext:value-type="float">
            <text:p>0,0112535954</text:p>
          </table:table-cell>
          <table:table-cell office:value-type="float" office:value="0.00384092330932617" calcext:value-type="float">
            <text:p>0,0038409233</text:p>
          </table:table-cell>
          <table:table-cell office:value-type="float" office:value="0.015094518661499" calcext:value-type="float">
            <text:p>0,0150945187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3082113266" calcext:value-type="float">
            <text:p>0,4230821133</text:p>
          </table:table-cell>
          <table:table-cell office:value-type="float" office:value="0.195525884628" calcext:value-type="float">
            <text:p>0,1955258846</text:p>
          </table:table-cell>
          <table:table-cell office:value-type="float" office:value="0.618607997894" calcext:value-type="float">
            <text:p>0,6186079979</text:p>
          </table:table-cell>
          <table:table-cell office:value-type="float" office:value="0.0938339233398" calcext:value-type="float">
            <text:p>0,0938339233</text:p>
          </table:table-cell>
          <table:table-cell office:value-type="float" office:value="0.0403790473938" calcext:value-type="float">
            <text:p>0,0403790474</text:p>
          </table:table-cell>
          <table:table-cell office:value-type="float" office:value="0.134212970734" calcext:value-type="float">
            <text:p>0,1342129707</text:p>
          </table:table-cell>
          <table:table-cell office:value-type="float" office:value="0.093285083770752" calcext:value-type="float">
            <text:p>0,0932850838</text:p>
          </table:table-cell>
          <table:table-cell office:value-type="float" office:value="0.0354571342468262" calcext:value-type="float">
            <text:p>0,0354571342</text:p>
          </table:table-cell>
          <table:table-cell office:value-type="float" office:value="0.128742218017578" calcext:value-type="float">
            <text:p>0,128742218</text:p>
          </table:table-cell>
          <table:table-cell office:value-type="float" office:value="0.176" calcext:value-type="float">
            <text:p>0,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6775689125" calcext:value-type="float">
            <text:p>1,0677568913</text:p>
          </table:table-cell>
          <table:table-cell office:value-type="float" office:value="0.504786968231" calcext:value-type="float">
            <text:p>0,5047869682</text:p>
          </table:table-cell>
          <table:table-cell office:value-type="float" office:value="1.57254385948" calcext:value-type="float">
            <text:p>1,5725438595</text:p>
          </table:table-cell>
          <table:table-cell office:value-type="float" office:value="0.919203042984" calcext:value-type="float">
            <text:p>0,919203043</text:p>
          </table:table-cell>
          <table:table-cell office:value-type="float" office:value="0.504684925079" calcext:value-type="float">
            <text:p>0,5046849251</text:p>
          </table:table-cell>
          <table:table-cell office:value-type="float" office:value="1.42388796806" calcext:value-type="float">
            <text:p>1,4238879681</text:p>
          </table:table-cell>
          <table:table-cell office:value-type="float" office:value="0.957589864730835" calcext:value-type="float">
            <text:p>0,9575898647</text:p>
          </table:table-cell>
          <table:table-cell office:value-type="float" office:value="0.477516174316406" calcext:value-type="float">
            <text:p>0,4775161743</text:p>
          </table:table-cell>
          <table:table-cell office:value-type="float" office:value="1.43510603904724" calcext:value-type="float">
            <text:p>1,435106039</text:p>
          </table:table-cell>
          <table:table-cell office:value-type="float" office:value="1.124" calcext:value-type="float">
            <text:p>1,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04475903511" calcext:value-type="float">
            <text:p>4,0447590351</text:p>
          </table:table-cell>
          <table:table-cell office:value-type="float" office:value="1.58623099327" calcext:value-type="float">
            <text:p>1,5862309933</text:p>
          </table:table-cell>
          <table:table-cell office:value-type="float" office:value="5.63099002838" calcext:value-type="float">
            <text:p>5,6309900284</text:p>
          </table:table-cell>
          <table:table-cell office:value-type="float" office:value="10.6793060303" calcext:value-type="float">
            <text:p>10,6793060303</text:p>
          </table:table-cell>
          <table:table-cell office:value-type="float" office:value="5.85772395134" calcext:value-type="float">
            <text:p>5,8577239513</text:p>
          </table:table-cell>
          <table:table-cell office:value-type="float" office:value="16.5370299816" calcext:value-type="float">
            <text:p>16,5370299816</text:p>
          </table:table-cell>
          <table:table-cell office:value-type="float" office:value="10.1793231964111" calcext:value-type="float">
            <text:p>10,1793231964</text:p>
          </table:table-cell>
          <table:table-cell office:value-type="float" office:value="5.03909015655518" calcext:value-type="float">
            <text:p>5,0390901566</text:p>
          </table:table-cell>
          <table:table-cell office:value-type="float" office:value="15.2184133529663" calcext:value-type="float">
            <text:p>15,218413353</text:p>
          </table:table-cell>
          <table:table-cell office:value-type="float" office:value="11.692" calcext:value-type="float">
            <text:p>11,6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7.5360591412" calcext:value-type="float">
            <text:p>37,5360591412</text:p>
          </table:table-cell>
          <table:table-cell office:value-type="float" office:value="12.8878209591" calcext:value-type="float">
            <text:p>12,8878209591</text:p>
          </table:table-cell>
          <table:table-cell office:value-type="float" office:value="50.4238801003" calcext:value-type="float">
            <text:p>50,4238801003</text:p>
          </table:table-cell>
          <table:table-cell office:value-type="float" office:value="113.990364075" calcext:value-type="float">
            <text:p>113,990364075</text:p>
          </table:table-cell>
          <table:table-cell office:value-type="float" office:value="54.4062690735" calcext:value-type="float">
            <text:p>54,4062690735</text:p>
          </table:table-cell>
          <table:table-cell office:value-type="float" office:value="168.396633148" calcext:value-type="float">
            <text:p>168,396633148</text:p>
          </table:table-cell>
          <table:table-cell office:value-type="float" office:value="102.113020420074" calcext:value-type="float">
            <text:p>102,1130204201</text:p>
          </table:table-cell>
          <table:table-cell office:value-type="float" office:value="54.5179426670074" calcext:value-type="float">
            <text:p>54,517942667</text:p>
          </table:table-cell>
          <table:table-cell office:value-type="float" office:value="156.630963087082" calcext:value-type="float">
            <text:p>156,6309630871</text:p>
          </table:table-cell>
          <table:table-cell office:value-type="float" office:value="120.1" calcext:value-type="float">
            <text:p>120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.00.0000</text:date>, <text:time style:data-style-name="N2" text:time-value="11:51:47.163125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14:10:39.673258480</dc:date>
    <meta:editing-duration>PT44M40S</meta:editing-duration>
    <meta:editing-cycles>3</meta:editing-cycles>
    <meta:generator>LibreOffice/5.1.4.2$Linux_X86_64 LibreOffice_project/10m0$Build-2</meta:generator>
    <meta:document-statistic meta:table-count="1" meta:cell-count="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55cm" svg:height="12.213cm" xlink:href=".." xlink:type="simple" chart:class="chart:bar" chart:style-name="ch1">
        <chart:legend chart:legend-position="end" svg:x="22.896cm" svg:y="4.801cm" style:legend-expansion="high" chart:style-name="ch2"/>
        <chart:plot-area chart:style-name="ch3" table:cell-range-address="'counting-pypy'.A3:'counting-pypy'.A8 'counting-pypy'.D3:'counting-pypy'.D8 'counting-pypy'.G3:'counting-pypy'.G8 'counting-pypy'.J3:'counting-pypy'.L8" chart:data-source-has-labels="column" svg:x="0.501cm" svg:y="0.244cm" svg:width="21.894cm" svg:height="11.725cm">
          <chartooo:coordinate-region svg:x="1.654cm" svg:y="0.445cm" svg:width="20.741cm" svg:height="10.873cm"/>
          <chart:axis chart:dimension="x" chart:name="primary-x" chart:style-name="ch4" chartooo:axis-type="auto">
            <chartooo:date-scale/>
            <chart:categories table:cell-range-address="'counting-pypy'.A3:'counting-pyp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nting-pypy'.D3:'counting-pypy'.D8" chart:class="chart:bar">
            <chart:data-point chart:repeated="6"/>
          </chart:series>
          <chart:series chart:style-name="ch8" chart:values-cell-range-address="'counting-pypy'.G3:'counting-pypy'.G8" chart:class="chart:bar">
            <chart:data-point chart:repeated="6"/>
          </chart:series>
          <chart:series chart:style-name="ch9" chart:values-cell-range-address="'counting-pypy'.J3:'counting-pypy'.J8" chart:class="chart:bar">
            <chart:data-point chart:repeated="6"/>
          </chart:series>
          <chart:series chart:style-name="ch10" chart:values-cell-range-address="'counting-pypy'.K3:'counting-pypy'.K8" chart:class="chart:bar">
            <chart:data-point chart:repeated="6"/>
          </chart:series>
          <chart:series chart:style-name="ch11" chart:values-cell-range-address="'counting-pypy'.L3:'counting-pypy'.L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unting-pypy'.A3:'counting-pypy'.A8</svg:desc>
                </draw:g>
              </table:table-cell>
              <table:table-cell office:value-type="float" office:value="0.0110290050507">
                <text:p>0.0110290050507</text:p>
                <draw:g>
                  <svg:desc>'counting-pypy'.D3:'counting-pypy'.D8</svg:desc>
                </draw:g>
              </table:table-cell>
              <table:table-cell office:value-type="float" office:value="0.00395202636719">
                <text:p>0.00395202636719</text:p>
                <draw:g>
                  <svg:desc>'counting-pypy'.G3:'counting-pypy'.G8</svg:desc>
                </draw:g>
              </table:table-cell>
              <table:table-cell office:value-type="float" office:value="0.00385355949401855">
                <text:p>0.00385355949401855</text:p>
                <draw:g>
                  <svg:desc>'counting-pypy'.J3:'counting-pypy'.J8</svg:desc>
                </draw:g>
              </table:table-cell>
              <table:table-cell office:value-type="float" office:value="0.004">
                <text:p>0.004</text:p>
                <draw:g>
                  <svg:desc>'counting-pypy'.K3:'counting-pypy'.K8</svg:desc>
                </draw:g>
              </table:table-cell>
              <table:table-cell office:value-type="float" office:value="0.5">
                <text:p>0.5</text:p>
                <draw:g>
                  <svg:desc>'counting-pypy'.L3:'counting-pypy'.L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0880050659">
                <text:p>0.0950880050659</text:p>
              </table:table-cell>
              <table:table-cell office:value-type="float" office:value="0.0163249969482">
                <text:p>0.0163249969482</text:p>
              </table:table-cell>
              <table:table-cell office:value-type="float" office:value="0.015094518661499">
                <text:p>0.015094518661499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18607997894">
                <text:p>0.618607997894</text:p>
              </table:table-cell>
              <table:table-cell office:value-type="float" office:value="0.134212970734">
                <text:p>0.134212970734</text:p>
              </table:table-cell>
              <table:table-cell office:value-type="float" office:value="0.128742218017578">
                <text:p>0.128742218017578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254385948">
                <text:p>1.57254385948</text:p>
              </table:table-cell>
              <table:table-cell office:value-type="float" office:value="1.42388796806">
                <text:p>1.42388796806</text:p>
              </table:table-cell>
              <table:table-cell office:value-type="float" office:value="1.43510603904724">
                <text:p>1.43510603904724</text:p>
              </table:table-cell>
              <table:table-cell office:value-type="float" office:value="1.124">
                <text:p>1.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63099002838">
                <text:p>5.63099002838</text:p>
              </table:table-cell>
              <table:table-cell office:value-type="float" office:value="16.5370299816">
                <text:p>16.5370299816</text:p>
              </table:table-cell>
              <table:table-cell office:value-type="float" office:value="15.2184133529663">
                <text:p>15.2184133529663</text:p>
              </table:table-cell>
              <table:table-cell office:value-type="float" office:value="11.692">
                <text:p>11.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.4238801003">
                <text:p>50.4238801003</text:p>
              </table:table-cell>
              <table:table-cell office:value-type="float" office:value="168.396633148">
                <text:p>168.396633148</text:p>
              </table:table-cell>
              <table:table-cell office:value-type="float" office:value="156.630963087082">
                <text:p>156.630963087082</text:p>
              </table:table-cell>
              <table:table-cell office:value-type="float" office:value="120.1">
                <text:p>120.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42cm" svg:height="9.897cm" xlink:href=".." xlink:type="simple" chart:class="chart:bar" chart:style-name="ch1">
        <chart:title svg:x="6.662cm" svg:y="0.333cm" chart:style-name="ch2">
          <text:p>counting.asl with 100 000 agents</text:p>
        </chart:title>
        <chart:legend chart:legend-position="end" svg:x="18.484cm" svg:y="4.647cm" style:legend-expansion="high" chart:style-name="ch3"/>
        <chart:plot-area chart:style-name="ch4" table:cell-range-address="'counting-pypy'.A8:'counting-pypy'.A8 'counting-pypy'.D8:'counting-pypy'.D8 'counting-pypy'.G8:'counting-pypy'.G8 'counting-pypy'.J8:'counting-pypy'.K8" chart:data-source-has-labels="column" svg:x="1.417cm" svg:y="1.341cm" svg:width="16.659cm" svg:height="7.38cm">
          <chartooo:coordinate-region svg:x="2.27cm" svg:y="1.543cm" svg:width="15.806cm" svg:height="6.527cm"/>
          <chart:axis chart:dimension="x" chart:name="primary-x" chart:style-name="ch5">
            <chart:title svg:x="6.781cm" svg:y="8.918cm" chart:style-name="ch6">
              <text:p>Pypy, Python 2, Python 3, AgentSpirit</text:p>
            </chart:title>
          </chart:axis>
          <chart:axis chart:dimension="y" chart:name="primary-y" chart:style-name="ch7">
            <chart:title svg:x="0.451cm" svg:y="5.172cm" chart:style-name="ch8">
              <text:p>s</text:p>
            </chart:title>
            <chart:grid chart:style-name="ch9" chart:class="major"/>
          </chart:axis>
          <chart:series chart:style-name="ch10" chart:values-cell-range-address="'counting-pypy'.D8:'counting-pypy'.D8 'counting-pypy'.G8:'counting-pypy'.G8 'counting-pypy'.J8:'counting-pypy'.K8" chart:label-cell-address="'counting-pypy'.A8:'counting-pypy'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'counting-pypy'.A8:'counting-pypy'.A8</svg:desc>
                </draw:g>
              </table:table-cell>
              <table:table-cell office:value-type="float" office:value="50.4238801003">
                <text:p>50.4238801003</text:p>
                <draw:g>
                  <svg:desc>'counting-pypy'.D8:'counting-pypy'.D8 'counting-pypy'.G8:'counting-pypy'.G8 'counting-pypy'.J8:'counting-pypy'.K8</svg:desc>
                </draw:g>
              </table:table-cell>
              <table:table-cell office:value-type="float" office:value="168.396633148">
                <text:p>168.396633148</text:p>
              </table:table-cell>
              <table:table-cell office:value-type="float" office:value="156.630963087082">
                <text:p>156.630963087082</text:p>
              </table:table-cell>
              <table:table-cell office:value-type="float" office:value="120.1">
                <text:p>12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37cm" svg:height="10.863cm" xlink:href=".." xlink:type="simple" chart:class="chart:bar" chart:style-name="ch1">
        <chart:title svg:x="6.201cm" svg:y="0.353cm" chart:style-name="ch2">
          <text:p>counting.asl on Pypy, Python 2, Python 3, AgentSpirit, Jason</text:p>
        </chart:title>
        <chart:legend chart:legend-position="end" svg:x="23.078cm" svg:y="4.126cm" style:legend-expansion="high" chart:style-name="ch3"/>
        <chart:plot-area chart:style-name="ch4" table:cell-range-address="'counting-pypy'.A3:'counting-pypy'.A8 'counting-pypy'.D3:'counting-pypy'.D8 'counting-pypy'.G3:'counting-pypy'.G8 'counting-pypy'.J3:'counting-pypy'.L8" chart:data-source-has-labels="column" svg:x="1.513cm" svg:y="1.381cm" svg:width="21.061cm" svg:height="8.286cm">
          <chartooo:coordinate-region svg:x="2.366cm" svg:y="1.583cm" svg:width="20.208cm" svg:height="7.433cm"/>
          <chart:axis chart:dimension="x" chart:name="primary-x" chart:style-name="ch5" chartooo:axis-type="auto">
            <chartooo:date-scale/>
            <chart:title svg:x="11.351cm" svg:y="9.884cm" chart:style-name="ch6">
              <text:p>#agents</text:p>
            </chart:title>
            <chart:categories table:cell-range-address="'counting-pypy'.A3:'counting-pypy'.A8"/>
          </chart:axis>
          <chart:axis chart:dimension="y" chart:name="primary-y" chart:style-name="ch7">
            <chart:title svg:x="0.451cm" svg:y="5.665cm" chart:style-name="ch8">
              <text:p>s</text:p>
            </chart:title>
            <chart:grid chart:style-name="ch9" chart:class="major"/>
          </chart:axis>
          <chart:series chart:style-name="ch10" chart:values-cell-range-address="'counting-pypy'.D3:'counting-pypy'.D8" chart:class="chart:bar">
            <chart:data-point chart:repeated="6"/>
          </chart:series>
          <chart:series chart:style-name="ch11" chart:values-cell-range-address="'counting-pypy'.G3:'counting-pypy'.G8" chart:class="chart:bar">
            <chart:data-point chart:repeated="6"/>
          </chart:series>
          <chart:series chart:style-name="ch12" chart:values-cell-range-address="'counting-pypy'.J3:'counting-pypy'.J8" chart:class="chart:bar">
            <chart:data-point chart:repeated="6"/>
          </chart:series>
          <chart:series chart:style-name="ch13" chart:values-cell-range-address="'counting-pypy'.K3:'counting-pypy'.K8" chart:class="chart:bar">
            <chart:data-point chart:repeated="6"/>
          </chart:series>
          <chart:series chart:style-name="ch14" chart:values-cell-range-address="'counting-pypy'.L3:'counting-pypy'.L8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G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unting-pypy'.A3:'counting-pypy'.A8</svg:desc>
                </draw:g>
              </table:table-cell>
              <table:table-cell office:value-type="float" office:value="0.0110290050507">
                <text:p>0.0110290050507</text:p>
                <draw:g>
                  <svg:desc>'counting-pypy'.D3:'counting-pypy'.D8</svg:desc>
                </draw:g>
              </table:table-cell>
              <table:table-cell office:value-type="float" office:value="0.00395202636719">
                <text:p>0.00395202636719</text:p>
                <draw:g>
                  <svg:desc>'counting-pypy'.G3:'counting-pypy'.G8</svg:desc>
                </draw:g>
              </table:table-cell>
              <table:table-cell office:value-type="float" office:value="0.00385355949401855">
                <text:p>0.00385355949401855</text:p>
                <draw:g>
                  <svg:desc>'counting-pypy'.J3:'counting-pypy'.J8</svg:desc>
                </draw:g>
              </table:table-cell>
              <table:table-cell office:value-type="float" office:value="0.004">
                <text:p>0.004</text:p>
                <draw:g>
                  <svg:desc>'counting-pypy'.K3:'counting-pypy'.K8</svg:desc>
                </draw:g>
              </table:table-cell>
              <table:table-cell office:value-type="float" office:value="0.5">
                <text:p>0.5</text:p>
                <draw:g>
                  <svg:desc>'counting-pypy'.L3:'counting-pypy'.L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0880050659">
                <text:p>0.0950880050659</text:p>
              </table:table-cell>
              <table:table-cell office:value-type="float" office:value="0.0163249969482">
                <text:p>0.0163249969482</text:p>
              </table:table-cell>
              <table:table-cell office:value-type="float" office:value="0.015094518661499">
                <text:p>0.015094518661499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18607997894">
                <text:p>0.618607997894</text:p>
              </table:table-cell>
              <table:table-cell office:value-type="float" office:value="0.134212970734">
                <text:p>0.134212970734</text:p>
              </table:table-cell>
              <table:table-cell office:value-type="float" office:value="0.128742218017578">
                <text:p>0.128742218017578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254385948">
                <text:p>1.57254385948</text:p>
              </table:table-cell>
              <table:table-cell office:value-type="float" office:value="1.42388796806">
                <text:p>1.42388796806</text:p>
              </table:table-cell>
              <table:table-cell office:value-type="float" office:value="1.43510603904724">
                <text:p>1.43510603904724</text:p>
              </table:table-cell>
              <table:table-cell office:value-type="float" office:value="1.124">
                <text:p>1.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63099002838">
                <text:p>5.63099002838</text:p>
              </table:table-cell>
              <table:table-cell office:value-type="float" office:value="16.5370299816">
                <text:p>16.5370299816</text:p>
              </table:table-cell>
              <table:table-cell office:value-type="float" office:value="15.2184133529663">
                <text:p>15.2184133529663</text:p>
              </table:table-cell>
              <table:table-cell office:value-type="float" office:value="11.692">
                <text:p>11.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.4238801003">
                <text:p>50.4238801003</text:p>
              </table:table-cell>
              <table:table-cell office:value-type="float" office:value="168.396633148">
                <text:p>168.396633148</text:p>
              </table:table-cell>
              <table:table-cell office:value-type="float" office:value="156.630963087082">
                <text:p>156.630963087082</text:p>
              </table:table-cell>
              <table:table-cell office:value-type="float" office:value="120.1">
                <text:p>120.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99cm" svg:height="12.595cm" xlink:href=".." xlink:type="simple" chart:class="chart:bar" chart:style-name="ch1">
        <chart:title svg:x="8.076cm" svg:y="0.387cm" chart:style-name="ch2">
          <text:p>counting.asl using Pypy</text:p>
        </chart:title>
        <chart:legend chart:legend-position="end" svg:x="19.174cm" svg:y="5.494cm" style:legend-expansion="high" chart:style-name="ch3"/>
        <chart:plot-area chart:style-name="ch4" table:cell-range-address="'counting-pypy'.A3:'counting-pypy'.D8" chart:data-source-has-labels="column" svg:x="1.434cm" svg:y="1.449cm" svg:width="17.315cm" svg:height="9.916cm">
          <chartooo:coordinate-region svg:x="2.086cm" svg:y="1.65cm" svg:width="16.663cm" svg:height="9.064cm"/>
          <chart:axis chart:dimension="x" chart:name="primary-x" chart:style-name="ch5" chartooo:axis-type="auto">
            <chartooo:date-scale/>
            <chart:title svg:x="9.399cm" svg:y="11.616cm" chart:style-name="ch6">
              <text:p>#agents</text:p>
            </chart:title>
            <chart:categories table:cell-range-address="'counting-pypy'.A3:'counting-pypy'.A8"/>
          </chart:axis>
          <chart:axis chart:dimension="y" chart:name="primary-y" chart:style-name="ch7">
            <chart:title svg:x="0.451cm" svg:y="7.818cm" chart:style-name="ch8">
              <text:p>s (init, exec, total)</text:p>
            </chart:title>
            <chart:grid chart:style-name="ch9" chart:class="major"/>
          </chart:axis>
          <chart:series chart:style-name="ch10" chart:values-cell-range-address="'counting-pypy'.B3:'counting-pypy'.B8" chart:class="chart:bar">
            <chart:data-point chart:repeated="6"/>
          </chart:series>
          <chart:series chart:style-name="ch11" chart:values-cell-range-address="'counting-pypy'.C3:'counting-pypy'.C8" chart:class="chart:bar">
            <chart:data-point chart:repeated="6"/>
          </chart:series>
          <chart:series chart:style-name="ch12" chart:values-cell-range-address="'counting-pypy'.D3:'counting-pypy'.D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unting-pypy'.A3:'counting-pypy'.A8</svg:desc>
                </draw:g>
              </table:table-cell>
              <table:table-cell office:value-type="float" office:value="0.00977897644043">
                <text:p>0.00977897644043</text:p>
                <draw:g>
                  <svg:desc>'counting-pypy'.B3:'counting-pypy'.B8</svg:desc>
                </draw:g>
              </table:table-cell>
              <table:table-cell office:value-type="float" office:value="0.00125002861023">
                <text:p>0.00125002861023</text:p>
                <draw:g>
                  <svg:desc>'counting-pypy'.C3:'counting-pypy'.C8</svg:desc>
                </draw:g>
              </table:table-cell>
              <table:table-cell office:value-type="float" office:value="0.0110290050507">
                <text:p>0.0110290050507</text:p>
                <draw:g>
                  <svg:desc>'counting-pypy'.D3:'counting-pypy'.D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42940807343">
                <text:p>0.0842940807343</text:p>
              </table:table-cell>
              <table:table-cell office:value-type="float" office:value="0.0107939243317">
                <text:p>0.0107939243317</text:p>
              </table:table-cell>
              <table:table-cell office:value-type="float" office:value="0.0950880050659">
                <text:p>0.0950880050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23082113266">
                <text:p>0.423082113266</text:p>
              </table:table-cell>
              <table:table-cell office:value-type="float" office:value="0.195525884628">
                <text:p>0.195525884628</text:p>
              </table:table-cell>
              <table:table-cell office:value-type="float" office:value="0.618607997894">
                <text:p>0.6186079978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6775689125">
                <text:p>1.06775689125</text:p>
              </table:table-cell>
              <table:table-cell office:value-type="float" office:value="0.504786968231">
                <text:p>0.504786968231</text:p>
              </table:table-cell>
              <table:table-cell office:value-type="float" office:value="1.57254385948">
                <text:p>1.572543859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04475903511">
                <text:p>4.04475903511</text:p>
              </table:table-cell>
              <table:table-cell office:value-type="float" office:value="1.58623099327">
                <text:p>1.58623099327</text:p>
              </table:table-cell>
              <table:table-cell office:value-type="float" office:value="5.63099002838">
                <text:p>5.630990028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.5360591412">
                <text:p>37.5360591412</text:p>
              </table:table-cell>
              <table:table-cell office:value-type="float" office:value="12.8878209591">
                <text:p>12.8878209591</text:p>
              </table:table-cell>
              <table:table-cell office:value-type="float" office:value="50.4238801003">
                <text:p>50.4238801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